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26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0" style:family="table-cell" style:parent-style-name="Default" style:data-style-name="N100"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chromogram_pcb_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Digi PN</text:p>
          </table:table-cell>
          <table:table-cell table:style-name="ce5" office:value-type="string" calcext:value-type="string">
            <text:p>Mfr.</text:p>
          </table:table-cell>
          <table:table-cell table:style-name="ce5" office:value-type="string" calcext:value-type="string">
            <text:p>Mfg PN</text:p>
          </table:table-cell>
          <table:table-cell table:style-name="ce5" office:value-type="string" calcext:value-type="string">
            <text:p>Decription</text:p>
          </table:table-cell>
          <table:table-cell table:style-name="ce5" office:value-type="string" calcext:value-type="string">
            <text:p>Link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C2,C3,C4,C5,C6,C7,C8,C9,C10,C11,C12,C13,C14,C15,C16,C22,C24,C26</text:p>
          </table:table-cell>
          <table:table-cell office:value-type="string" calcext:value-type="string">
            <text:p>c_08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375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CAP CER 0.1UF 25V X7R 0805</text:p>
          </table:table-cell>
          <table:table-cell office:value-type="string" calcext:value-type="string">
            <text:p><text:a xlink:href="https://www.digikey.com/product-detail/en/avx-corporation/08053C104KAT2A/478-3755-1-ND/1116453" xlink:type="simple">https://www.digikey.com/product-detail/en/avx-corporation/08053C104KAT2A/478-3755-1-ND/111645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478-503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5KAT2A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 SCHOTTKY 40V 1A SOD123</text:p>
          </table:table-cell>
          <table:table-cell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751-1452-1-ND</text:p>
          </table:table-cell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VESD05A1B-HD1-GS08</text:p>
          </table:table-cell>
          <table:table-cell office:value-type="string" calcext:value-type="string">
            <text:p>TVS DIODE 5VWM 11VC LLP10062L</text:p>
          </table:table-cell>
          <table:table-cell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R1,LDR2,LDR3,LDR4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0" office:value-type="float" office:value="1050170001" calcext:value-type="float">
            <text:p>1050170001</text:p>
          </table:table-cell>
          <table:table-cell table:style-name="ce10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3,R6,R7,R10,R11,R12,R13,R14,R15,R24,R25</text:p>
          </table:table-cell>
          <table:table-cell office:value-type="string" calcext:value-type="string">
            <text:p>r_0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7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style-name="ce1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2:02:17.017043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3T22:14:56.785304538</dc:date>
    <dc:creator>Anool Mahidharia</dc:creator>
    <meta:editing-duration>PT2H11M5S</meta:editing-duration>
    <meta:editing-cycles>7</meta:editing-cycles>
    <meta:generator>LibreOffice/5.1.6.2$Linux_X86_64 LibreOffice_project/10m0$Build-2</meta:generator>
    <meta:document-statistic meta:table-count="1" meta:cell-count="278" meta:object-count="0"/>
  </office:meta>
</office:document-meta>
</file>